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irePermission.WirePermission( String name , int mas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irePermissionCollection.ele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irePermissionCollection.WirePermissionColl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irePermission.newPermissionColl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irePermission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irePermissionCollection.implies( Permission permission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8">
            <text:p text:style-name="Table_20_Contents">18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WirePermission.getMas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irePermission.getMask( String actions )</text:p>
          </table:table-cell>
          <table:table-cell office:value-type="float" office:value="49">
            <text:p text:style-name="Table_20_Contents">49</text:p>
          </table:table-cell>
          <table:table-cell office:value-type="float" office:value="108">
            <text:p text:style-name="Table_20_Contents">108</text:p>
          </table:table-cell>
          <table:table-cell office:value-type="float" office:value="66">
            <text:p text:style-name="Table_20_Contents">66</text:p>
          </table:table-cell>
        </table:table-row>
        <table:table-row>
          <table:table-cell office:value-type="string">
            <text:p text:style-name="Table_20_Contents">WirePermission.readObject( java . io . ObjectInputStream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irePermission.equals( Object obj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WirePermission.getActions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WirePermission.init( int mask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WirePermission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WirePermission.WirePermission( String name , String ac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WirePermission.implies( Permission p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WirePermission.writeObject( java . io . ObjectOutputStream 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WirePermissionCollection.add( Permission permission )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  <table:table-cell office:value-type="float" office:value="26">
            <text:p text:style-name="Table_20_Contents">2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